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on Tecnica</text:p>
      <text:p text:style-name="P1"/>
      <text:p text:style-name="P2">Para la gestion de nuestro proyecto se eligio como metodologia agil Scrum.</text:p>
      <text:p text:style-name="P2"/>
      <text:p text:style-name="P2">Se desarrollo el siguiente product backlog.</text:p>
      <text:p text:style-name="P2">(Mostrar Diapositiva)</text:p>
      <text:p text:style-name="P2"/>
      <text:p text:style-name="P2">En este como se puede ver se definen las funcionalidades basicas que debera realizar el sistema. Luego cada una de estos itmes fue extendido en diversos casos de uso y se <text:s/>procedio a desarrollar cada sprint.</text:p>
      <text:p text:style-name="P2">(Mostrar Diapositiva)</text:p>
      <text:p text:style-name="P2">El proceso consta de 5 sprints que llevaron entre 3 y 4 semanas cada uno pudiendo asi lograr los siguientes objetivos:</text:p>
      <text:p text:style-name="P2"/>
      <text:p text:style-name="P2">Sprint 0:</text:p>
      <text:p text:style-name="P2"/>
      <text:list xml:id="list38613336" text:style-name="L1">
        <text:list-item>
          <text:p text:style-name="P3">Difinicion de la arquitectura en capas (Dominio, Servicio, Repositorio e Interfaz de Usuario)</text:p>
          <text:p text:style-name="P3">(Mostrar Diapositiva)</text:p>
        </text:list-item>
      </text:list>
      <text:list xml:id="list38623518" text:style-name="L2">
        <text:list-item>
          <text:p text:style-name="P4">Utilizacion de Inyeccion De Dependencias en la interfaz de usuario.</text:p>
        </text:list-item>
        <text:list-item>
          <text:p text:style-name="P4">Definir las tecnologias a utilizar:</text:p>
          <text:list>
            <text:list-header>
              <text:p text:style-name="P4">- Microsoft Visual Studio 2008</text:p>
              <text:p text:style-name="P4">- Microsoft Sql Server 2008</text:p>
              <text:p text:style-name="P4">- Sistema de Subversion (Ankhsvn)</text:p>
              <text:p text:style-name="P4">- Microsoft Office 2010</text:p>
              <text:p text:style-name="P4">- LibreOffice</text:p>
              <text:p text:style-name="P4">- ArgoUML</text:p>
            </text:list-header>
          </text:list>
        </text:list-item>
      </text:list>
      <text:p text:style-name="P2">Sprint 1:</text:p>
      <text:p text:style-name="P2"/>
      <text:p text:style-name="P2">Es este sprint se establece la realizacion de los formularios de Alta, Modificacion, Baja y Listados de Empleados, Jugadores y Arbitros. Asi como la logica para las demas capas.</text:p>
      <text:p text:style-name="P2"><text:s/></text:p>
      <text:p text:style-name="P2">En este sprint se decide utilizar una clase persona que no se instancia por lo cual es abstracta y de esta se extienden las clases concretas Jugador, Arbitro y <text:span text:style-name="T1">Empleado</text:span>.</text:p>
      <text:p text:style-name="P2"/>
      <text:p text:style-name="P2">(Mostrar Diapositiva)</text:p>
      <text:p text:style-name="P2"/>
      <text:p text:style-name="P2">La clase Persona es un Agregate Root y Las Clases Domicilio y Contacto son Value Objects de esta.</text:p>
      <text:p text:style-name="P2"/>
      <text:p text:style-name="P2">Es durante el desarrollo de este sprint que se sugiere la utilizacion de una conmutacion de motores de bases de datos en tiempo de ejecucion como ser MySql y SqlServer asique se define utilizar el patron de diseño Abstract Factory en la capa <text:soft-page-break/>Repositorio.</text:p>
      <text:p text:style-name="P2">(Mostrar Diapositiva)</text:p>
      <text:p text:style-name="P2"/>
      <text:p text:style-name="P2">Sprint 2: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1T09:35:17.29</meta:creation-date>
    <dc:date>2012-06-11T19:58:15.36</dc:date>
    <meta:editing-duration>PT1H33M40S</meta:editing-duration>
    <meta:editing-cycles>2</meta:editing-cycles>
    <meta:generator>LibreOffice/3.5$Windows_x86 LibreOffice_project/dc9775d-05ecbee-0851ad3-1586698-727bf66</meta:generator>
    <meta:document-statistic meta:table-count="0" meta:image-count="0" meta:object-count="0" meta:page-count="2" meta:paragraph-count="27" meta:word-count="275" meta:character-count="1632" meta:non-whitespace-character-count="1391"/>
  </office:meta>
</office:document-meta>
</file>